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c016" officeooo:paragraph-rsid="0019c016"/>
    </style:style>
    <style:style style:name="P2" style:family="paragraph" style:parent-style-name="Standard">
      <style:text-properties officeooo:rsid="001b7a1a" officeooo:paragraph-rsid="001b7a1a"/>
    </style:style>
    <style:style style:name="P3" style:family="paragraph" style:parent-style-name="Standard">
      <style:text-properties officeooo:rsid="001c2711" officeooo:paragraph-rsid="001c2711"/>
    </style:style>
    <style:style style:name="P4" style:family="paragraph" style:parent-style-name="Standard">
      <style:text-properties officeooo:rsid="001d908e" officeooo:paragraph-rsid="001d908e"/>
    </style:style>
    <style:style style:name="P5" style:family="paragraph" style:parent-style-name="Standard">
      <style:text-properties officeooo:rsid="001f22da" officeooo:paragraph-rsid="001f22da"/>
    </style:style>
    <style:style style:name="P6" style:family="paragraph" style:parent-style-name="Standard">
      <style:text-properties officeooo:rsid="00210586" officeooo:paragraph-rsid="00210586"/>
    </style:style>
    <style:style style:name="P7" style:family="paragraph" style:parent-style-name="Standard">
      <style:text-properties officeooo:rsid="0022dffd" officeooo:paragraph-rsid="0024c5f2"/>
    </style:style>
    <style:style style:name="P8" style:family="paragraph" style:parent-style-name="Standard">
      <style:text-properties officeooo:rsid="00233758" officeooo:paragraph-rsid="00233758"/>
    </style:style>
    <style:style style:name="P9" style:family="paragraph" style:parent-style-name="Standard">
      <style:text-properties officeooo:rsid="0026689f" officeooo:paragraph-rsid="0026689f"/>
    </style:style>
    <style:style style:name="P10" style:family="paragraph" style:parent-style-name="Standard">
      <style:paragraph-properties fo:text-align="start" style:justify-single-word="false"/>
      <style:text-properties officeooo:rsid="0026689f" officeooo:paragraph-rsid="0026689f"/>
    </style:style>
    <style:style style:name="P11" style:family="paragraph" style:parent-style-name="Standard">
      <style:text-properties officeooo:rsid="0026ab76" officeooo:paragraph-rsid="0026ab76"/>
    </style:style>
    <style:style style:name="P12" style:family="paragraph" style:parent-style-name="Standard">
      <style:text-properties officeooo:rsid="00275a9b" officeooo:paragraph-rsid="00275a9b"/>
    </style:style>
    <style:style style:name="P13" style:family="paragraph" style:parent-style-name="Standard">
      <style:text-properties officeooo:rsid="00285d45" officeooo:paragraph-rsid="00285d45"/>
    </style:style>
    <style:style style:name="P14" style:family="paragraph" style:parent-style-name="Standard">
      <style:paragraph-properties fo:break-before="page"/>
      <style:text-properties officeooo:rsid="001c2711" officeooo:paragraph-rsid="001c2711"/>
    </style:style>
    <style:style style:name="P15" style:family="paragraph" style:parent-style-name="Standard">
      <style:paragraph-properties fo:break-before="page"/>
      <style:text-properties officeooo:rsid="001f22da" officeooo:paragraph-rsid="001f22da"/>
    </style:style>
    <style:style style:name="T1" style:family="text">
      <style:text-properties officeooo:rsid="001b7a1a"/>
    </style:style>
    <style:style style:name="T2" style:family="text">
      <style:text-properties officeooo:rsid="00210586"/>
    </style:style>
    <style:style style:name="T3" style:family="text">
      <style:text-properties officeooo:rsid="0022dffd"/>
    </style:style>
    <style:style style:name="T4" style:family="text">
      <style:text-properties officeooo:rsid="0024c5f2"/>
    </style:style>
    <style:style style:name="T5" style:family="text">
      <style:text-properties officeooo:rsid="0026a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Évaluation</text:span> des risques</text:p>
      <text:p text:style-name="P1"/>
      <text:p text:style-name="P1">date : Juin 2014</text:p>
      <text:p text:style-name="P2">version : 1.0</text:p>
      <text:p text:style-name="P1">Rédacteur : JcB</text:p>
      <text:p text:style-name="P1"/>
      <text:p text:style-name="P3">L’analyse de risques a pour objet l’identification et la priorisation des risques et la mise en place d’une stratégie de préparation et de réduction de ces risques.</text:p>
      <text:p text:style-name="P3"/>
      <text:p text:style-name="P3">Le risque est la liste de tous les types d’incidents possibles qui pourraient générer un nombre important de victimes (y compris parmi le personnel hospitalier) et/ou impacter significativement le fonctionnent de l’hôpital et/ou avoir un impact financier significatif .</text:p>
      <text:p text:style-name="P3"/>
      <text:p text:style-name="P3">On peut arbitrairement diviser les risques en :</text:p>
      <text:p text:style-name="P3">- risques internes: incidents internes à l’établissement susceptibles de générer des victimes parmi le personnel, les malades ou les <text:span text:style-name="T2">visiteurs</text:span> ou d’entraver son fonctionnement (panne de courant).</text:p>
      <text:p text:style-name="P3"/>
      <text:p text:style-name="P3">- risques externes: incidents externes à l’établissement pouvant générer un nombre important de victimes nécessitant des soins ou altérant le fonctionnement de l’hôpital (explosion, inondation).</text:p>
      <text:p text:style-name="P3"/>
      <text:p text:style-name="P3">- risques mixtes: tremblement de terre, arrivée de patients massivement contaminés ou contagieux.</text:p>
      <text:p text:style-name="P3"/>
      <text:p text:style-name="P10">L<text:span text:style-name="T5">e</text:span> risque est généralement défini co<text:span text:style-name="T5">mm</text:span>e le produit d'une menace potentielle et d'une vulnérabilité par rapport à cette menace :</text:p>
      <text:p text:style-name="P9">Risque = menace potentielle x vulnérabilité de l'établissement pour le risque identifié.</text:p>
      <text:p text:style-name="P9"/>
      <text:p text:style-name="P11">Chaque menace doit être analysée en fonction de sa probabilité de survenue et de l'amplitude de son impact. Par exemple le risque de tremblement de terre, événement rare mais à fort impact sur la population et le fonctionnement de l'hôpital, a un niveau de priorité plus élevé qu'un AVP, événement fréquent mais avec peu d'impact sur la structure.</text:p>
      <text:p text:style-name="P3"/>
      <text:p text:style-name="P4">Le présent document n'aborde que les risques externes à l'établissement, les risques internes étant traités par e service de sécurité des HUS. <text:span text:style-name="T2">Les éléments de réponse des HUS aux menaces externes sont rassemblées dans le Plan Blanc (PB) de l'établissement.</text:span></text:p>
      <text:p text:style-name="P4"/>
      <text:p text:style-name="P12">Chaque risque peut être caractérisé par les éléments suivants:</text:p>
      <text:p text:style-name="P12"/>
      <text:p text:style-name="P12">- localisation par rapport à l'établissement</text:p>
      <text:p text:style-name="P12">- historique de survenue (probabilité de survenue)</text:p>
      <text:p text:style-name="P12">- conséquences pour l'établissement, le personnel, la communauté, en nombre de victimes, en ressources spécifiques nécessaires.</text:p>
      <text:p text:style-name="P12">- capacité de réponse (et limitations).</text:p>
      <text:p text:style-name="P4"/>
      <text:p text:style-name="P6">L’activé des HUS se répartit sur cinq sites dont sont impliquées dans la réponse d'urgence à des situations critiques, le nouvel hôpital civil (NHC) et l'hôpital de Hautepierre <text:span text:style-name="T3">(HTP).</text:span></text:p>
      <text:p text:style-name="P6"/>
      <text:p text:style-name="P6">Le NHC est situé au centre de l'agglomération, en bordure de l'ilot central où se concentrent les activités commerciales, festives et touristique. <text:span text:style-name="T3">Cette situation l'expose à un afflux massif de personnes avant même que des mesures de protections puissent être prises. </text:span>Il est proche des centres de gestion des crises (siège de la CUS, Hôtel de police, préfecture) et relativement éloigné des institutions européenne, cibles potentielles d'attentat. <text:span text:style-name="T3">A vol d'oiseau, le NHC est relativement proche du port du Rhin ou se concentre une grande partie de l'activité industrielle à risque (Seveso seuil </text:span><text:soft-page-break/><text:span text:style-name="T3">haut) susceptible d'émettre un nuage toxique. La présence d'un service d'urgence (SU) et du service de maladies infectieuses offre deux portes d'entrée qu'il est impossible d'interdire et qui doivent de ce fait bénéficier de mesures de protection adaptées. Sa défense est assurée par le service de sécurité et par une caserne de pompiers proche (Finkwiller).</text:span></text:p>
      <text:p text:style-name="P6"/>
      <text:p text:style-name="P7">HTP <text:span text:style-name="T4">est implanté dans le secteur ouest de la CUS dans une zone réputée sensible. Sa position excentrée la met à l'abri d'un certain nombre de risques évoqués précédemment et à ce titre peut représenter une solution de repli en cas d’événement impactant le centre ville. Il possède deux services d'urgence (adulte et pédiatrique), avec une présence policière assurée sur le secteur adulte. </text:span>Sa défense est assurée par le service de sécurité et <text:span text:style-name="T4">le centre de secours Ouest</text:span>.</text:p>
      <text:p text:style-name="P4"/>
      <text:p text:style-name="P4"/>
      <text:p text:style-name="P15">Sigles</text:p>
      <text:p text:style-name="P5"/>
      <text:p text:style-name="P8">CUS<text:tab/>Communauté urbaine de Strasbourg</text:p>
      <text:p text:style-name="P5">HTP<text:tab/>Hôpital de Hautepierre</text:p>
      <text:p text:style-name="P5">HUS<text:tab/>Hôpitaux Universitaires de Strasbourg</text:p>
      <text:p text:style-name="P5">NHC<text:tab/>Nouvel hôpital Civil</text:p>
      <text:p text:style-name="P5">PB<text:tab/>Plan Blanc</text:p>
      <text:p text:style-name="P5">PBE<text:tab/>Plan Blanc Elargi</text:p>
      <text:p text:style-name="P8">SU<text:tab/>Service d'urgence</text:p>
      <text:p text:style-name="P5"/>
      <text:p text:style-name="P14">Références :</text:p>
      <text:p text:style-name="P3"/>
      <text:p text:style-name="P13">JANE</text:p>
      <text:p text:style-name="P13"/>
      <text:p text:style-name="P13">[Kaiser Hazard and Vulnerability Assesment Tool](http://www.hazmatforhealthcare.org/download/doc/misc/Kai_Perm_HVA_11_29_01.xls)</text:p>
      <text:p text:style-name="P3"/>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5:43:07.423421054</meta:creation-date>
    <dc:date>2014-07-04T16:49:51.963669884</dc:date>
    <meta:editing-duration>PT1H4M19S</meta:editing-duration>
    <meta:editing-cycles>13</meta:editing-cycles>
    <meta:generator>LibreOffice/4.2.4.2$Linux_x86 LibreOffice_project/420m0$Build-2</meta:generator>
    <meta:document-statistic meta:table-count="0" meta:image-count="0" meta:object-count="0" meta:page-count="4" meta:paragraph-count="33" meta:word-count="618" meta:character-count="4108" meta:non-whitespace-character-count="3523"/>
  </office:meta>
</office:document-meta>
</file>